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>
      <style:paragraph-properties fo:margin-left="0in" fo:margin-right="0in" fo:margin-top="0.0598in" fo:margin-bottom="0.0598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3" style:family="paragraph" style:parent-style-name="Standard">
      <style:paragraph-properties fo:margin-left="0.5in" fo:margin-right="0in" fo:margin-top="0.0598in" fo:margin-bottom="0.0598in" loext:contextual-spacing="false" fo:line-height="100%" fo:text-align="start" style:justify-single-word="false" fo:keep-together="auto" fo:orphans="0" fo:widows="0" fo:text-indent="-0.25in" style:auto-text-indent="false" fo:keep-with-next="auto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5" style:family="paragraph" style:parent-style-name="Standard">
      <style:paragraph-properties fo:margin-left="0in" fo:margin-right="0in" fo:margin-top="0.0598in" fo:margin-bottom="0.0598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6" style:family="paragraph" style:parent-style-name="Standard">
      <style:paragraph-properties fo:margin-left="0in" fo:margin-right="0in" fo:margin-top="0.0598in" fo:margin-bottom="0.0598in" loext:contextual-spacing="false" fo:line-height="100%" fo:text-align="start" style:justify-single-word="false" fo:keep-together="auto" fo:orphans="0" fo:widows="0" fo:text-indent="0in" style:auto-text-indent="false" fo:keep-with-next="auto">
        <style:tab-stops>
          <style:tab-stop style:position="0in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1in" loext:contextual-spacing="false" fo:line-height="100%" fo:text-align="center" style:justify-single-word="false" fo:keep-together="auto" fo:orphans="0" fo:widows="0" fo:text-indent="0in" style:auto-text-indent="fals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paragraph-properties fo:margin-left="0.5in" fo:margin-right="0in" fo:margin-top="0.0598in" fo:margin-bottom="0.0598in" loext:contextual-spacing="false" fo:line-height="100%" fo:text-align="start" style:justify-single-word="false" fo:keep-together="auto" fo:orphans="0" fo:widows="0" fo:text-indent="-0.25in" style:auto-text-indent="false" fo:keep-with-next="auto">
        <style:tab-stops>
          <style:tab-stop style:position="0in"/>
        </style:tab-stops>
      </style:paragraph-properties>
    </style:style>
    <style:style style:name="P9" style:family="paragraph" style:parent-style-name="Standard" style:list-style-name="WWNum4">
      <style:paragraph-properties fo:margin-left="0.5in" fo:margin-right="0in" fo:margin-top="0.0598in" fo:margin-bottom="0.0598in" loext:contextual-spacing="false" fo:line-height="100%" fo:text-align="start" style:justify-single-word="false" fo:keep-together="auto" fo:orphans="0" fo:widows="0" fo:text-indent="-0.25in" style:auto-text-indent="false" fo:keep-with-next="auto">
        <style:tab-stops>
          <style:tab-stop style:position="0in"/>
        </style:tab-stops>
      </style:paragraph-properties>
    </style:style>
    <style:style style:name="P10" style:family="paragraph" style:parent-style-name="Standard" style:list-style-name="WWNum5">
      <style:paragraph-properties fo:margin-left="0.5in" fo:margin-right="0in" fo:margin-top="0.0598in" fo:margin-bottom="0.0598in" loext:contextual-spacing="false" fo:line-height="100%" fo:text-align="start" style:justify-single-word="false" fo:keep-together="auto" fo:orphans="0" fo:widows="0" fo:text-indent="-0.25in" style:auto-text-indent="false" fo:keep-with-next="auto">
        <style:tab-stops>
          <style:tab-stop style:position="0in"/>
        </style:tab-stops>
      </style:paragraph-properties>
    </style:style>
    <style:style style:name="P11" style:family="paragraph" style:parent-style-name="Standard" style:list-style-name="WWNum1">
      <style:paragraph-properties fo:margin-left="0.5in" fo:margin-right="0in" fo:margin-top="0.0598in" fo:margin-bottom="0.0598in" loext:contextual-spacing="false" fo:line-height="100%" fo:text-align="start" style:justify-single-word="false" fo:keep-together="auto" fo:orphans="0" fo:widows="0" fo:text-indent="-0.25in" style:auto-text-indent="false" fo:keep-with-next="auto">
        <style:tab-stops>
          <style:tab-stop style:position="0in"/>
        </style:tab-stops>
      </style:paragraph-properties>
    </style:style>
    <style:style style:name="P12" style:family="paragraph" style:parent-style-name="Standard" style:list-style-name="WWNum2">
      <style:paragraph-properties fo:margin-left="0.5in" fo:margin-right="0in" fo:margin-top="0.0598in" fo:margin-bottom="0.0598in" loext:contextual-spacing="false" fo:line-height="100%" fo:text-align="start" style:justify-single-word="false" fo:keep-together="auto" fo:orphans="0" fo:widows="0" fo:text-indent="-0.25in" style:auto-text-indent="false" fo:keep-with-next="auto">
        <style:tab-stops>
          <style:tab-stop style:position="0in"/>
        </style:tab-stops>
      </style:paragraph-properties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>
        <style:tab-stops>
          <style:tab-stop style:position="0in"/>
        </style:tab-stops>
      </style:paragraph-properties>
    </style:style>
    <style:style style:name="P14" style:family="paragraph" style:parent-style-name="Heading_20_2" style:list-style-name="WWNum3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5" style:family="paragraph" style:parent-style-name="Heading_20_1" style:list-style-name="WWNum3" style:master-page-name="Standard">
      <style:paragraph-properties fo:margin-left="0in" fo:margin-right="0in" fo:margin-top="0.1665in" fo:margin-bottom="0.0835in" loext:contextual-spacing="false" fo:line-height="100%" fo:text-indent="0in" style:auto-text-indent="false" style:page-number="1">
        <style:tab-stops>
          <style:tab-stop style:position="0in"/>
        </style:tab-stops>
      </style:paragraph-properties>
    </style:style>
    <style:style style:name="P16" style:family="paragraph" style:parent-style-name="Heading_20_3" style:list-style-name="WWNum3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2pt" fo:font-style="italic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6" style:family="text">
      <style:text-properties style:text-underline-style="none"/>
    </style:style>
    <style:style style:name="T7" style:family="text">
      <style:text-properties fo:font-style="normal" fo:font-weight="normal" style:font-style-asian="normal" style:font-weight-asian="normal"/>
    </style:style>
    <style:style style:name="T8" style:family="text">
      <style:text-properties fo:font-style="italic" style:font-style-asian="italic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</office:automatic-styles>
  <office:body>
    <office:text text:use-soft-page-breaks="true">
      <text:tracked-changes text:track-changes="false">
        <text:changed-region xml:id="ct66085808" text:id="ct66085808">
          <text:insertion>
            <office:change-info>
              <dc:creator>Iza Romanowska</dc:creator>
              <dc:date>2017-02-17T15:37:24</dc:date>
            </office:change-info>
          </text:insertion>
        </text:changed-region>
        <text:changed-region xml:id="ct66088304" text:id="ct66088304">
          <text:deletion>
            <office:change-info>
              <dc:creator>Iza Romanowska</dc:creator>
              <dc:date>2017-02-17T15:37:24</dc:date>
            </office:change-info>
            <text:p text:style-name="P1"><text:s/>hardly known </text:p>
          </text:deletion>
        </text:changed-region>
        <text:changed-region xml:id="ct66089632" text:id="ct66089632">
          <text:insertion>
            <office:change-info>
              <dc:creator>Iza Romanowska</dc:creator>
              <dc:date>2017-02-17T15:37:24</dc:date>
            </office:change-info>
          </text:insertion>
        </text:changed-region>
        <text:changed-region xml:id="ct66088592" text:id="ct66088592">
          <text:insertion>
            <office:change-info>
              <dc:creator>Iza Romanowska</dc:creator>
              <dc:date>2017-02-17T15:37:19</dc:date>
            </office:change-info>
          </text:insertion>
        </text:changed-region>
        <text:changed-region xml:id="ct66094304" text:id="ct66094304">
          <text:insertion>
            <office:change-info>
              <dc:creator>Iza Romanowska</dc:creator>
              <dc:date>2017-02-17T15:36:58</dc:date>
            </office:change-info>
          </text:insertion>
        </text:changed-region>
        <text:changed-region xml:id="ct66091968" text:id="ct66091968">
          <text:deletion>
            <office:change-info>
              <dc:creator>Iza Romanowska</dc:creator>
              <dc:date>2017-02-17T15:36:58</dc:date>
            </office:change-info>
            <text:p text:style-name="P2">Among others, it<text:span text:style-name="T1"> raises </text:span></text:p>
          </text:deletion>
        </text:changed-region>
        <text:changed-region xml:id="ct66086960" text:id="ct66086960">
          <text:deletion>
            <office:change-info>
              <dc:creator>Iza Romanowska</dc:creator>
              <dc:date>2017-02-17T15:36:55</dc:date>
            </office:change-info>
            <text:p text:style-name="P2"><text:span text:style-name="T1">certain </text:span></text:p>
          </text:deletion>
        </text:changed-region>
        <text:changed-region xml:id="ct66101312" text:id="ct66101312">
          <text:insertion>
            <office:change-info>
              <dc:creator>Iza Romanowska</dc:creator>
              <dc:date>2017-02-17T15:40:17</dc:date>
            </office:change-info>
          </text:insertion>
        </text:changed-region>
        <text:changed-region xml:id="ct66121696" text:id="ct66121696">
          <text:insertion>
            <office:change-info>
              <dc:creator>Iza Romanowska</dc:creator>
              <dc:date>2017-02-17T15:37:06</dc:date>
            </office:change-info>
          </text:insertion>
        </text:changed-region>
        <text:changed-region xml:id="ct66099888" text:id="ct66099888">
          <text:deletion>
            <office:change-info>
              <dc:creator>Iza Romanowska</dc:creator>
              <dc:date>2017-02-17T15:37:06</dc:date>
            </office:change-info>
            <text:p text:style-name="P3">allowing </text:p>
          </text:deletion>
        </text:changed-region>
        <text:changed-region xml:id="ct66093920" text:id="ct66093920">
          <text:deletion>
            <office:change-info>
              <dc:creator>Iza Romanowska</dc:creator>
              <dc:date>2017-02-17T15:38:03</dc:date>
            </office:change-info>
            <text:p text:style-name="P3"><text:span text:style-name="T1">What </text:span></text:p>
          </text:deletion>
        </text:changed-region>
        <text:changed-region xml:id="ct66121328" text:id="ct66121328">
          <text:deletion>
            <office:change-info>
              <dc:creator>Iza Romanowska</dc:creator>
              <dc:date>2017-02-17T15:38:03</dc:date>
            </office:change-info>
            <text:p text:style-name="P3"><text:span text:style-name="T1">a</text:span></text:p>
          </text:deletion>
        </text:changed-region>
        <text:changed-region xml:id="ct66113424" text:id="ct66113424">
          <text:insertion>
            <office:change-info>
              <dc:creator>Iza Romanowska</dc:creator>
              <dc:date>2017-02-17T15:38:08</dc:date>
            </office:change-info>
          </text:insertion>
        </text:changed-region>
        <text:changed-region xml:id="ct66125872" text:id="ct66125872">
          <text:insertion>
            <office:change-info>
              <dc:creator>Iza Romanowska</dc:creator>
              <dc:date>2017-02-17T15:56:23</dc:date>
            </office:change-info>
          </text:insertion>
        </text:changed-region>
        <text:changed-region xml:id="ct66125056" text:id="ct66125056">
          <text:deletion>
            <office:change-info>
              <dc:creator>Iza Romanowska</dc:creator>
              <dc:date>2017-02-17T15:56:23</dc:date>
            </office:change-info>
            <text:p text:style-name="P3"><text:span text:style-name="T1">of cultural artifacts</text:span></text:p>
          </text:deletion>
        </text:changed-region>
        <text:changed-region xml:id="ct66126736" text:id="ct66126736">
          <text:insertion>
            <office:change-info>
              <dc:creator>Iza Romanowska</dc:creator>
              <dc:date>2017-02-17T15:39:31</dc:date>
            </office:change-info>
          </text:insertion>
        </text:changed-region>
        <text:changed-region xml:id="ct66132208" text:id="ct66132208">
          <text:deletion>
            <office:change-info>
              <dc:creator>Iza Romanowska</dc:creator>
              <dc:date>2017-02-17T15:39:31</dc:date>
            </office:change-info>
            <text:p text:style-name="P3">tools and methods can we use?</text:p>
          </text:deletion>
        </text:changed-region>
        <text:changed-region xml:id="ct66127264" text:id="ct66127264">
          <text:insertion>
            <office:change-info>
              <dc:creator>Iza Romanowska</dc:creator>
              <dc:date>2017-02-17T15:41:25</dc:date>
            </office:change-info>
          </text:insertion>
        </text:changed-region>
        <text:changed-region xml:id="ct65871552" text:id="ct65871552">
          <text:deletion>
            <office:change-info>
              <dc:creator>Iza Romanowska</dc:creator>
              <dc:date>2017-02-17T15:41:25</dc:date>
            </office:change-info>
            <text:p text:style-name="P1"><text:span text:style-name="T1">To push forward our understanding of this problem we want, during this satellite, to </text:span></text:p>
          </text:deletion>
        </text:changed-region>
        <text:changed-region xml:id="ct65864672" text:id="ct65864672">
          <text:deletion>
            <office:change-info>
              <dc:creator>Iza Romanowska</dc:creator>
              <dc:date>2017-02-17T15:41:35</dc:date>
            </office:change-info>
            <text:p text:style-name="P1"><text:span text:style-name="T1">made </text:span></text:p>
          </text:deletion>
        </text:changed-region>
        <text:changed-region xml:id="ct65877696" text:id="ct65877696">
          <text:insertion>
            <office:change-info>
              <dc:creator>Iza Romanowska</dc:creator>
              <dc:date>2017-02-17T15:41:50</dc:date>
            </office:change-info>
          </text:insertion>
        </text:changed-region>
        <text:changed-region xml:id="ct65881552" text:id="ct65881552">
          <text:insertion>
            <office:change-info>
              <dc:creator>Iza Romanowska</dc:creator>
              <dc:date>2017-02-17T15:41:58</dc:date>
            </office:change-info>
          </text:insertion>
        </text:changed-region>
        <text:changed-region xml:id="ct65882272" text:id="ct65882272">
          <text:insertion>
            <office:change-info>
              <dc:creator>Iza Romanowska</dc:creator>
              <dc:date>2017-02-17T15:42:06</dc:date>
            </office:change-info>
          </text:insertion>
        </text:changed-region>
        <text:changed-region xml:id="ct65880704" text:id="ct65880704">
          <text:deletion>
            <office:change-info>
              <dc:creator>Iza Romanowska</dc:creator>
              <dc:date>2017-02-17T15:42:06</dc:date>
            </office:change-info>
            <text:p text:style-name="P1">artifacts</text:p>
          </text:deletion>
        </text:changed-region>
        <text:changed-region xml:id="ct65879264" text:id="ct65879264">
          <text:insertion>
            <office:change-info>
              <dc:creator>Iza Romanowska</dc:creator>
              <dc:date>2017-02-17T15:52:35</dc:date>
            </office:change-info>
          </text:insertion>
        </text:changed-region>
        <text:changed-region xml:id="ct65888896" text:id="ct65888896">
          <text:insertion>
            <office:change-info>
              <dc:creator>Iza Romanowska</dc:creator>
              <dc:date>2017-02-17T15:42:41</dc:date>
            </office:change-info>
          </text:insertion>
        </text:changed-region>
        <text:changed-region xml:id="ct65890560" text:id="ct65890560">
          <text:deletion>
            <office:change-info>
              <dc:creator>Iza Romanowska</dc:creator>
              <dc:date>2017-02-17T15:42:41</dc:date>
            </office:change-info>
            <text:p text:style-name="P1"><text:s/>to promote and consolidate a rich, depth</text:p>
          </text:deletion>
        </text:changed-region>
        <text:changed-region xml:id="ct65892752" text:id="ct65892752">
          <text:insertion>
            <office:change-info>
              <dc:creator>Iza Romanowska</dc:creator>
              <dc:date>2017-02-17T15:43:13</dc:date>
            </office:change-info>
          </text:insertion>
        </text:changed-region>
        <text:changed-region xml:id="ct65889840" text:id="ct65889840">
          <text:deletion>
            <office:change-info>
              <dc:creator>Iza Romanowska</dc:creator>
              <dc:date>2017-02-17T15:43:13</dc:date>
            </office:change-info>
            <text:p text:style-name="P1">on this question from</text:p>
          </text:deletion>
        </text:changed-region>
        <text:changed-region xml:id="ct65881312" text:id="ct65881312">
          <text:insertion>
            <office:change-info>
              <dc:creator>Iza Romanowska</dc:creator>
              <dc:date>2017-02-17T15:43:19</dc:date>
            </office:change-info>
          </text:insertion>
        </text:changed-region>
        <text:changed-region xml:id="ct65890320" text:id="ct65890320">
          <text:insertion>
            <office:change-info>
              <dc:creator>Iza Romanowska</dc:creator>
              <dc:date>2017-02-17T15:53:32</dc:date>
            </office:change-info>
          </text:insertion>
        </text:changed-region>
        <text:changed-region xml:id="ct66205472" text:id="ct66205472">
          <text:insertion>
            <office:change-info>
              <dc:creator>Iza Romanowska</dc:creator>
              <dc:date>2017-02-17T15:54:48</dc:date>
            </office:change-info>
          </text:insertion>
        </text:changed-region>
        <text:changed-region xml:id="ct66206272" text:id="ct66206272">
          <text:deletion>
            <office:change-info>
              <dc:creator>Iza Romanowska</dc:creator>
              <dc:date>2017-02-17T15:54:48</dc:date>
            </office:change-info>
            <text:p text:style-name="P1">We believe it to be an</text:p>
          </text:deletion>
        </text:changed-region>
        <text:changed-region xml:id="ct66208032" text:id="ct66208032">
          <text:insertion>
            <office:change-info>
              <dc:creator>Iza Romanowska</dc:creator>
              <dc:date>2017-02-17T15:43:45</dc:date>
            </office:change-info>
          </text:insertion>
        </text:changed-region>
        <text:changed-region xml:id="ct66208320" text:id="ct66208320">
          <text:deletion>
            <office:change-info>
              <dc:creator>Iza Romanowska</dc:creator>
              <dc:date>2017-02-17T15:43:45</dc:date>
            </office:change-info>
            <text:p text:style-name="P1"><text:s/>solid and</text:p>
          </text:deletion>
        </text:changed-region>
        <text:changed-region xml:id="ct66211200" text:id="ct66211200">
          <text:insertion>
            <office:change-info>
              <dc:creator>Iza Romanowska</dc:creator>
              <dc:date>2017-02-17T15:44:28</dc:date>
            </office:change-info>
          </text:insertion>
        </text:changed-region>
        <text:changed-region xml:id="ct66212160" text:id="ct66212160">
          <text:deletion>
            <office:change-info>
              <dc:creator>Iza Romanowska</dc:creator>
              <dc:date>2017-02-17T15:44:28</dc:date>
            </office:change-info>
            <text:p text:style-name="P1">a pattern of</text:p>
          </text:deletion>
        </text:changed-region>
        <text:changed-region xml:id="ct66205248" text:id="ct66205248">
          <text:insertion>
            <office:change-info>
              <dc:creator>Iza Romanowska</dc:creator>
              <dc:date>2017-02-17T15:44:37</dc:date>
            </office:change-info>
          </text:insertion>
        </text:changed-region>
        <text:changed-region xml:id="ct66218608" text:id="ct66218608">
          <text:insertion>
            <office:change-info>
              <dc:creator>Iza Romanowska</dc:creator>
              <dc:date>2017-02-17T15:44:49</dc:date>
            </office:change-info>
          </text:insertion>
        </text:changed-region>
        <text:changed-region xml:id="ct66218384" text:id="ct66218384">
          <text:deletion>
            <office:change-info>
              <dc:creator>Iza Romanowska</dc:creator>
              <dc:date>2017-02-17T15:44:49</dc:date>
            </office:change-info>
            <text:p text:style-name="P1"><text:span text:style-name="T1">s</text:span></text:p>
          </text:deletion>
        </text:changed-region>
        <text:changed-region xml:id="ct66239808" text:id="ct66239808">
          <text:insertion>
            <office:change-info>
              <dc:creator>Iza Romanowska</dc:creator>
              <dc:date>2017-02-17T15:46:03</dc:date>
            </office:change-info>
          </text:insertion>
        </text:changed-region>
        <text:changed-region xml:id="ct66242960" text:id="ct66242960">
          <text:deletion>
            <office:change-info>
              <dc:creator>Iza Romanowska</dc:creator>
              <dc:date>2017-02-17T15:46:03</dc:date>
            </office:change-info>
            <text:p text:style-name="P2">The following topics will receive particular attention</text:p>
          </text:deletion>
        </text:changed-region>
        <text:changed-region xml:id="ct66453360" text:id="ct66453360">
          <text:insertion>
            <office:change-info>
              <dc:creator>Iza Romanowska</dc:creator>
              <dc:date>2017-02-17T15:49:47</dc:date>
            </office:change-info>
          </text:insertion>
        </text:changed-region>
        <text:changed-region xml:id="ct66290832" text:id="ct66290832">
          <text:deletion>
            <office:change-info>
              <dc:creator>Iza Romanowska</dc:creator>
              <dc:date>2017-02-17T15:49:47</dc:date>
            </office:change-info>
            <text:p text:style-name="P3"><text:span text:style-name="T1"><text:s/>of </text:span></text:p>
          </text:deletion>
        </text:changed-region>
        <text:changed-region xml:id="ct66319024" text:id="ct66319024">
          <text:insertion>
            <office:change-info>
              <dc:creator>María Coto</dc:creator>
              <dc:date>2017-02-17T19:24:39</dc:date>
            </office:change-info>
          </text:insertion>
        </text:changed-region>
        <text:changed-region xml:id="ct65872400" text:id="ct65872400">
          <text:insertion>
            <office:change-info>
              <dc:creator>María Coto</dc:creator>
              <dc:date>2017-02-17T19:24:48</dc:date>
            </office:change-info>
          </text:insertion>
        </text:changed-region>
        <text:changed-region xml:id="ct66453872" text:id="ct66453872">
          <text:deletion>
            <office:change-info>
              <dc:creator>María Coto</dc:creator>
              <dc:date>2017-02-17T19:24:48</dc:date>
            </office:change-info>
            <text:p text:style-name="P3"><text:span text:style-name="T1">I</text:span></text:p>
          </text:deletion>
        </text:changed-region>
        <text:changed-region xml:id="ct66449440" text:id="ct66449440">
          <text:deletion>
            <office:change-info>
              <dc:creator>María Coto</dc:creator>
              <dc:date>2017-02-17T19:05:43</dc:date>
            </office:change-info>
            <text:p text:style-name="P3"><text:span text:style-name="T1">.</text:span></text:p>
          </text:deletion>
        </text:changed-region>
        <text:changed-region xml:id="ct65873920" text:id="ct65873920">
          <text:deletion>
            <office:change-info>
              <dc:creator>María Coto</dc:creator>
              <dc:date>2017-02-17T19:05:41</dc:date>
            </office:change-info>
            <text:p text:style-name="P3"><text:span text:style-name="T1">.</text:span></text:p>
          </text:deletion>
        </text:changed-region>
        <text:changed-region xml:id="ct66467568" text:id="ct66467568">
          <text:insertion>
            <office:change-info>
              <dc:creator>María Coto</dc:creator>
              <dc:date>2017-02-17T19:06:24</dc:date>
            </office:change-info>
          </text:insertion>
        </text:changed-region>
        <text:changed-region xml:id="ct66450560" text:id="ct66450560">
          <text:insertion>
            <office:change-info>
              <dc:creator>Iza Romanowska</dc:creator>
              <dc:date>2017-02-17T15:47:43</dc:date>
            </office:change-info>
          </text:insertion>
        </text:changed-region>
        <text:changed-region xml:id="ct66223712" text:id="ct66223712">
          <text:deletion>
            <office:change-info>
              <dc:creator>Iza Romanowska</dc:creator>
              <dc:date>2017-02-17T15:47:43</dc:date>
            </office:change-info>
            <text:p text:style-name="P1">evening</text:p>
          </text:deletion>
        </text:changed-region>
        <text:changed-region xml:id="ct66524656" text:id="ct66524656">
          <text:insertion>
            <office:change-info>
              <dc:creator>Iza Romanowska</dc:creator>
              <dc:date>2017-02-17T15:48:30</dc:date>
            </office:change-info>
          </text:insertion>
        </text:changed-region>
        <text:changed-region xml:id="ct66544160" text:id="ct66544160">
          <text:deletion>
            <office:change-info>
              <dc:creator>Iza Romanowska</dc:creator>
              <dc:date>2017-02-17T15:48:30</dc:date>
            </office:change-info>
            <text:p text:style-name="P1"><text:s/>Half of the talk will be</text:p>
          </text:deletion>
        </text:changed-region>
        <text:changed-region xml:id="ct66523680" text:id="ct66523680">
          <text:insertion>
            <office:change-info>
              <dc:creator>Iza Romanowska</dc:creator>
              <dc:date>2017-02-17T15:48:54</dc:date>
            </office:change-info>
          </text:insertion>
        </text:changed-region>
        <text:changed-region xml:id="ct66577344" text:id="ct66577344">
          <text:deletion>
            <office:change-info>
              <dc:creator>Iza Romanowska</dc:creator>
              <dc:date>2017-02-17T15:48:54</dc:date>
            </office:change-info>
            <text:p text:style-name="P1"><text:span text:style-name="T1">made </text:span></text:p>
          </text:deletion>
        </text:changed-region>
        <text:changed-region xml:id="ct66241840" text:id="ct66241840">
          <text:insertion>
            <office:change-info>
              <dc:creator>Iza Romanowska</dc:creator>
              <dc:date>2017-02-17T15:49:04</dc:date>
            </office:change-info>
          </text:insertion>
        </text:changed-region>
        <text:changed-region xml:id="ct66282560" text:id="ct66282560">
          <text:deletion>
            <office:change-info>
              <dc:creator>Iza Romanowska</dc:creator>
              <dc:date>2017-02-17T15:49:04</dc:date>
            </office:change-info>
            <text:p text:style-name="P1">the other half will be </text:p>
          </text:deletion>
        </text:changed-region>
        <text:changed-region xml:id="ct66221456" text:id="ct66221456">
          <text:insertion>
            <office:change-info>
              <dc:creator>Iza Romanowska</dc:creator>
              <dc:date>2017-02-17T15:49:11</dc:date>
            </office:change-info>
          </text:insertion>
        </text:changed-region>
        <text:changed-region xml:id="ct66473248" text:id="ct66473248">
          <text:insertion>
            <office:change-info>
              <dc:creator>Iza Romanowska</dc:creator>
              <dc:date>2017-02-17T15:49:19</dc:date>
            </office:change-info>
          </text:insertion>
        </text:changed-region>
        <text:changed-region xml:id="ct66529920" text:id="ct66529920">
          <text:deletion>
            <office:change-info>
              <dc:creator>Iza Romanowska</dc:creator>
              <dc:date>2017-02-17T15:49:19</dc:date>
            </office:change-info>
            <text:p text:style-name="P1"><text:span text:style-name="T1"><text:s/></text:span></text:p>
          </text:deletion>
        </text:changed-region>
        <text:changed-region xml:id="ct66527472" text:id="ct66527472">
          <text:deletion>
            <office:change-info>
              <dc:creator>Iza Romanowska</dc:creator>
              <dc:date>2017-02-17T15:49:19</dc:date>
            </office:change-info>
            <text:p text:style-name="P1"><text:span text:style-name="T1">on </text:span></text:p>
          </text:deletion>
        </text:changed-region>
        <text:changed-region xml:id="ct66481984" text:id="ct66481984">
          <text:insertion>
            <office:change-info>
              <dc:creator>María Coto</dc:creator>
              <dc:date>2017-02-17T19:59:49</dc:date>
            </office:change-info>
          </text:insertion>
        </text:changed-region>
        <text:changed-region xml:id="ct66204448" text:id="ct66204448">
          <text:deletion>
            <office:change-info>
              <dc:creator>María Coto</dc:creator>
              <dc:date>2017-02-17T19:59:49</dc:date>
            </office:change-info>
            <text:p text:style-name="P3">Arizona State University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25880272866515161" text:style-name="WWNum3">
        <text:list-item>
          <text:p text:style-name="P15">Evolution of Cultural Complexity</text:p>
        </text:list-item>
      </text:list>
      <text:p text:style-name="P1"><text:span text:style-name="T1">September 21, 2017 (8:30-17:00) Cancun, Mexico</text:span></text:p>
      <text:list xml:id="list40515206820914" text:continue-numbering="true" text:style-name="WWNum3">
        <text:list-item>
          <text:list>
            <text:list-item>
              <text:p text:style-name="P14">Scope of the Satellite</text:p>
            </text:list-item>
          </text:list>
        </text:list-item>
      </text:list>
      <text:p text:style-name="P1">Human sociocultural evolution <text:span text:style-name="T1">has been documented throughout the history of</text:span> humans and earlier hominins<text:span text:style-name="T1">. This evolution manifests itsel</text:span>f through development from <text:span text:style-name="T1">tools as simple as a rock used to break nuts, </text:span>to as complex as a <text:span text:style-name="T1">spaceship able to land man on other planets. Equally, we have witnessed </text:span><text:s/>evolution of human population towards complex multilevel social organisation<text:span text:style-name="T1">. </text:span></text:p>
      <text:p text:style-name="P1"><text:span text:style-name="T1">A</text:span>lthough<text:span text:style-name="T1"> cases of decrease and los</text:span>s of this type of complexity<text:span text:style-name="T3"> </text:span><text:span text:style-name="T1">have been reported, <text:s/>in global terms </text:span>it tends to increase with time<text:span text:style-name="T1">. </text:span>Despite its significance<text:span text:style-name="T1">, the conditions and the factors driving this increase are still</text:span><text:change-start text:change-id="ct66085808"/> poorly understood<text:change-end text:change-id="ct66085808"/><text:change text:change-id="ct66088304"/><text:change-start text:change-id="ct66089632"/> <text:change-end text:change-id="ct66089632"/><text:span text:style-name="T1">and subject to debate. Different hypothesis</text:span><text:change-start text:change-id="ct66088592"/><text:span text:style-name="T1"> trying to explain the rise of</text:span> sociocultural complexity in human societies<text:change-end text:change-id="ct66088592"/><text:span text:style-name="T1"> have been proposed (demographic factor, cognitive component, historical contingency...) but so far no consensus has been reached.</text:span></text:p>
      <text:p text:style-name="P2"><text:change-start text:change-id="ct66094304"/>Here we raise<text:change-end text:change-id="ct66094304"/><text:change text:change-id="ct66091968"/><text:span text:style-name="T1">a </text:span><text:change text:change-id="ct66086960"/><text:span text:style-name="T1">number of questions:</text:span></text:p>
      <text:list xml:id="list8417529454528607290" text:style-name="WWNum4">
        <text:list-item>
          <text:p text:style-name="P9"><text:change-start text:change-id="ct66101312"/>Can we better define sociocultural complexity and confirm its general tendency to increase over the course of human history?</text:p>
        </text:list-item>
        <text:list-item>
          <text:p text:style-name="P9"><text:change-end text:change-id="ct66101312"/><text:span text:style-name="T1">What are the main factors </text:span><text:change-start text:change-id="ct66121696"/>enabling<text:change-end text:change-id="ct66121696"/><text:change text:change-id="ct66099888"/><text:span text:style-name="T1">an increase of cultural complexity?</text:span></text:p>
        </text:list-item>
        <text:list-item>
          <text:p text:style-name="P9"><text:change text:change-id="ct66093920"/>A<text:change text:change-id="ct66121328"/><text:span text:style-name="T1">re the</text:span><text:change-start text:change-id="ct66113424"/><text:span text:style-name="T1">re</text:span><text:change-end text:change-id="ct66113424"/><text:span text:style-name="T1"> reliable way to measure the complexity </text:span><text:change-start text:change-id="ct66125872"/>in material culture and social organisation<text:change-end text:change-id="ct66125872"/>constructs, that is<text:change text:change-id="ct66125056"/><text:span text:style-name="T1">?</text:span></text:p>
        </text:list-item>
        <text:list-item>
          <text:p text:style-name="P9"><text:span text:style-name="T1">How can we quantify and compare the impact of different factors?</text:span></text:p>
        </text:list-item>
        <text:list-item>
          <text:p text:style-name="P9"><text:span text:style-name="T1">What </text:span><text:change-start text:change-id="ct66126736"/>causes a loss of cultural complexity in a society? And how often these losses occurred in the past?<text:change-end text:change-id="ct66126736"/><text:change text:change-id="ct66132208"/></text:p>
        </text:list-item>
        <text:list-item>
          <text:p text:style-name="P9"><text:span text:style-name="T1">...</text:span></text:p>
        </text:list-item>
      </text:list>
      <text:list xml:id="list40513987450258" text:continue-list="list40515206820914" text:style-name="WWNum3">
        <text:list-item>
          <text:list>
            <text:list-item>
              <text:list>
                <text:list-item>
                  <text:p text:style-name="P16">Goals</text:p>
                </text:list-item>
              </text:list>
            </text:list-item>
          </text:list>
        </text:list-item>
      </text:list>
      <text:p text:style-name="P1"><text:change-start text:change-id="ct66127264"/>In this satellite meeting we want to <text:change-end text:change-id="ct66127264"/><text:change text:change-id="ct65871552"/><text:span text:style-name="T1">bring together a community </text:span><text:change text:change-id="ct65864672"/><text:span text:style-name="T1">of </text:span><text:change-start text:change-id="ct65877696"/><text:span text:style-name="T1">re</text:span>searchers coming from <text:change-end text:change-id="ct65877696"/><text:span text:style-name="T1">different scientific domains</text:span><text:change-start text:change-id="ct65881552"/><text:span text:style-name="T1"> and</text:span><text:change-end text:change-id="ct65881552"/><text:span text:style-name="T1"> interested in different aspect of the evolution of social and cultural </text:span><text:change-start text:change-id="ct65882272"/>complexity<text:change-end text:change-id="ct65882272"/><text:change text:change-id="ct65880704"/><text:span text:style-name="T1">. </text:span><text:change-start text:change-id="ct65879264"/><text:span text:style-name="T1">From archaeologists, to ling</text:span>uists, social scientists, historians and artificial intelligence specialists - the topic of sociocultural complexity transgresses traditional discipline boundaries. <text:change-end text:change-id="ct65879264"/><text:span text:style-name="T1">We want to</text:span><text:change-start text:change-id="ct65888896"/> establish and promote a constructive<text:change-end text:change-id="ct65888896"/><text:change text:change-id="ct65890560"/><text:span text:style-name="T1"> dialogue </text:span><text:change-start text:change-id="ct65892752"/>incorporating<text:change-end text:change-id="ct65892752"/><text:change text:change-id="ct65889840"/><text:span text:style-name="T1"> different perspectives: theoretical as well as empirical approaches, </text:span><text:change-start text:change-id="ct65881312"/><text:span text:style-name="T1">research </text:span><text:change-end text:change-id="ct65881312"/><text:span text:style-name="T1">based on historical and archaeological sources, as well as actual evidences and contemporary theories.</text:span><text:change-start text:change-id="ct65890320"/><text:span text:style-name="T1"> We are particularly interested in formal ap</text:span>proaches which enable more constructive theory building and hypothesis testing.<text:change-end text:change-id="ct65890320"/><text:span text:style-name="T1"> </text:span><text:change-start text:change-id="ct66205472"/>However, even establishing common vocabulary of terms and concepts and discussing the main methodological challenges in studying sociocultural complexity is an<text:change-end text:change-id="ct66205472"/><text:change text:change-id="ct66206272"/><text:span text:style-name="T1"> important step towards a</text:span><text:change-start text:change-id="ct66208032"/> more<text:change-end text:change-id="ct66208032"/><text:change text:change-id="ct66208320"/><text:span text:style-name="T1"> cohesive framework for the understanding of cultural evolution in general and for </text:span>individual research case studies<text:span text:style-name="T1"> in particular. Our approach is </text:span>informed <text:span text:style-name="T1">by </text:span><text:change-start text:change-id="ct66211200"/>the<text:change-end text:change-id="ct66211200"/><text:change text:change-id="ct66212160"/><text:span text:style-name="T1"> convergence between simulation and formal methods in archaeological studies and recent developments in complex systems</text:span><text:change-start text:change-id="ct66205248"/><text:span text:style-name="T1"> science</text:span><text:change-end text:change-id="ct66205248"/><text:span text:style-name="T1"> and complex network</text:span><text:change-start text:change-id="ct66218608"/> <office:annotation office:name="__Annotation__106_1455128624"><dc:creator>Iza Romanowska</dc:creator><dc:date>2017-02-17T15:45:40</dc:date><text:p><text:span text:style-name="T9">you can use science here as well (better than analysis). I couldn't come up with any synonims to avoid repeating it.</text:span></text:p></office:annotation>analysis<text:change-end text:change-id="ct66218608"/><text:change text:change-id="ct66218384"/><office:annotation-end office:name="__Annotation__106_1455128624"/><text:span text:style-name="T1">.</text:span></text:p>
      <text:p text:style-name="P2"><text:change-start text:change-id="ct66239808"/>The session will focus but is not limited to:<text:change-end text:change-id="ct66239808"/><text:change text:change-id="ct66242960"/><text:span text:style-name="T1">:</text:span></text:p>
      <text:list xml:id="list4522229763354156591" text:style-name="WWNum5">
        <text:list-item>
          <text:p text:style-name="P10"><text:span text:style-name="T1">Social dynamics of innovation.</text:span></text:p>
        </text:list-item>
        <text:list-item>
          <text:p text:style-name="P10"><text:span text:style-name="T1">Cumulative Culture and social learni</text:span>ng<text:span text:style-name="T1">.</text:span></text:p>
        </text:list-item>
        <text:list-item>
          <text:p text:style-name="P10"><text:span text:style-name="T1">Evolution of Technology</text:span> and technological changes</text:p>
        </text:list-item>
        <text:list-item>
          <text:p text:style-name="P10"><text:span text:style-name="T1">Cognitive Process</text:span><text:change-start text:change-id="ct66453360"/>,<text:change-end text:change-id="ct66453360"/><text:change text:change-id="ct66290832"/><text:span text:style-name="T1">Creativity</text:span><text:change-start text:change-id="ct66319024"/><text:span text:style-name="T1">, cooperation</text:span><text:change-end text:change-id="ct66319024"/><text:span text:style-name="T1"> and </text:span><text:change-start text:change-id="ct65872400"/>i<text:change-end text:change-id="ct65872400"/><text:change text:change-id="ct66453872"/><text:span text:style-name="T1">nnovation </text:span><text:change text:change-id="ct66449440"/></text:p>
        </text:list-item>
        <text:list-item>
          <text:p text:style-name="P10"><text:span text:style-name="T1">Population Dynamics and Demographic Studies</text:span><text:change text:change-id="ct65873920"/></text:p>
        </text:list-item>
        <text:list-item>
          <text:p text:style-name="P10"><text:change-start text:change-id="ct66467568"/>Computer tools to understand the cultural evolutionary change<text:change-end text:change-id="ct66467568"/></text:p>
        </text:list-item>
      </text:list>
      <text:list xml:id="list40515342309275" text:continue-list="list40513987450258" text:style-name="WWNum3">
        <text:list-item>
          <text:list>
            <text:list-item>
              <text:list>
                <text:list-item>
                  <text:p text:style-name="P16">Tentative Program</text:p>
                </text:list-item>
              </text:list>
            </text:list-item>
          </text:list>
        </text:list-item>
      </text:list>
      <text:p text:style-name="P1"><text:span text:style-name="T1">The topic of the satellite is very timely and of high interest to a wide and diverse group of researcher in complex systems. We believe the best format to successfully push forward the discussion is a one day satellite that allows considerable time for exposing all the relevant point of views and promote further discussion. Thus we propose a satellite with 8 presentations, 4 on the morning and</text:span><text:span text:style-name="T1"><office:annotation office:name="__Annotation__138_1455128624"><dc:creator>Simon Carrignon</dc:creator><dc:date>2017-02-17T19:49:27</dc:date><text:p><text:span text:style-name="T9">Yes, that sounds fair</text:span></text:p></office:annotation></text:span><text:span text:style-name="T1"><office:annotation office:name="__Annotation__136_1455128624"><dc:creator>Iza Romanowska</dc:creator><dc:date>2017-02-17T19:49:27</dc:date><text:p><text:span text:style-name="T9">if the non-invited ones are shorter we can have more of them? say 6?</text:span></text:p></office:annotation></text:span><text:span text:style-name="T1"> 4 </text:span><office:annotation-end office:name="__Annotation__136_1455128624"/><office:annotation-end office:name="__Annotation__138_1455128624"/><text:span text:style-name="T1">on the </text:span><text:change-start text:change-id="ct66450560"/>afternoon<text:change-end text:change-id="ct66450560"/><text:change text:change-id="ct66223712"/><text:span text:style-name="T1">.</text:span><text:change-start text:change-id="ct66524656"/> They will include<text:change-end text:change-id="ct66524656"/><text:change text:change-id="ct66544160"/><text:span text:style-name="T1"> 45min presentation</text:span><text:change-start text:change-id="ct66523680"/><text:span text:style-name="T1">s</text:span><text:change-end text:change-id="ct66523680"/><text:span text:style-name="T1">+questions </text:span><text:change text:change-id="ct66577344"/><text:span text:style-name="T1">by the Invited Speakers, </text:span><text:change-start text:change-id="ct66241840"/>as well as <text:change-end text:change-id="ct66241840"/><text:change text:change-id="ct66282560"/><text:span text:style-name="T1">30min presentation</text:span><text:change-start text:change-id="ct66221456"/><text:span text:style-name="T1">s</text:span><text:change-end text:change-id="ct66221456"/><text:span text:style-name="T1">+questions</text:span><text:change-start text:change-id="ct66473248"/><text:span text:style-name="T1"> chosen </text:span><text:span text:style-name="T1"><office:annotation office:name="__Annotation__160_1455128624"><dc:creator>Iza Romanowska</dc:creator><dc:date>2017-02-17T15:49:37</dc:date><text:p><text:span text:style-name="T9">this way we are not comitting to the structure yet.</text:span></text:p></office:annotation></text:span><text:span text:style-name="T1">from</text:span><text:change-end text:change-id="ct66473248"/><text:change text:change-id="ct66529920"/><office:annotation-end office:name="__Annotation__160_1455128624"/><text:change text:change-id="ct66527472"/><text:span text:style-name="T1">the submitted abstract.</text:span></text:p>
      <text:p text:style-name="P2"><text:span text:style-name="T1">We propose to end the day </text:span>with<text:span text:style-name="T1"> a 1</text:span>h<text:span text:style-name="T1">30 panel discussion.</text:span></text:p>
      <text:list xml:id="list40514001389546" text:continue-numbering="true" text:style-name="WWNum3">
        <text:list-item>
          <text:list>
            <text:list-item>
              <text:list>
                <text:list-item>
                  <text:p text:style-name="P16">Attendance</text:p>
                </text:list-item>
              </text:list>
            </text:list-item>
          </text:list>
        </text:list-item>
      </text:list>
      <text:p text:style-name="P1"><text:soft-page-break/><text:span text:style-name="T1">Including the 4 invited speakers, the 4 accepted speakers and the 4 organizers, we expect between 30 to 50 persons.</text:span></text:p>
      <text:list xml:id="list40514088424431" text:continue-numbering="true" text:style-name="WWNum3">
        <text:list-item>
          <text:list>
            <text:list-item>
              <text:list>
                <text:list-item>
                  <text:p text:style-name="P16">List of potential Invited Speakers</text:p>
                </text:list-item>
              </text:list>
            </text:list-item>
          </text:list>
        </text:list-item>
      </text:list>
      <text:p text:style-name="P6">Given the availability of the speakers, a particular attention will be paid to keep a balanced gender ratio.</text:p>
      <text:list xml:id="list3502392711059025702" text:style-name="WWNum1">
        <text:list-item>
          <text:p text:style-name="P11"><text:span text:style-name="T1">Enrico Crema (</text:span><text:change-start text:change-id="ct66481984"/>University of Cambridge<text:change-end text:change-id="ct66481984"/><text:change text:change-id="ct66204448"/><text:span text:style-name="T1">)</text:span></text:p>
        </text:list-item>
        <text:list-item>
          <text:p text:style-name="P11"><text:span text:style-name="T1">Alex Bentley (University of Houston)</text:span></text:p>
        </text:list-item>
        <text:list-item>
          <text:p text:style-name="P11"><text:span text:style-name="T1">Mark Collard (Simon Fraser University)</text:span></text:p>
        </text:list-item>
        <text:list-item>
          <text:p text:style-name="P11"><text:span text:style-name="T1">Alex Mesoudi (Exeter University)</text:span></text:p>
        </text:list-item>
        <text:list-item>
          <text:p text:style-name="P11"><text:span text:style-name="T1">Ruth Mace (University College London)</text:span></text:p>
        </text:list-item>
        <text:list-item>
          <text:p text:style-name="P11"><text:span text:style-name="T1">Robert Boyd (Arizona State University)</text:span></text:p>
        </text:list-item>
        <text:list-item>
          <text:p text:style-name="P11">Michelle Ann Kline (Simon Fraser University)</text:p>
        </text:list-item>
        <text:list-item>
          <text:p text:style-name="P11">Anne Kandler (Max Planck Institute for Evolutionary Anthropology?)</text:p>
        </text:list-item>
        <text:list-item>
          <text:p text:style-name="P11">Stefani Crabtree (Pennsylvania State University)</text:p>
        </text:list-item>
        <text:list-item>
          <text:p text:style-name="P11">Tim Kohler (Washington State University)</text:p>
        </text:list-item>
        <text:list-item>
          <text:p text:style-name="P11">Andre Costopoulos (McGill University)</text:p>
        </text:list-item>
        <text:list-item>
          <text:p text:style-name="P13"><text:span text:style-name="T7">Victoria Reyes-Garcia (ICREA &amp; ICTA-UAB)</text:span></text:p>
        </text:list-item>
        <text:list-item>
          <text:p text:style-name="P11">Joe Henrich (University of British Columbia)</text:p>
        </text:list-item>
      </text:list>
      <text:list xml:id="list40515150324335" text:continue-list="list40514088424431" text:style-name="WWNum3">
        <text:list-item>
          <text:list>
            <text:list-item>
              <text:list>
                <text:list-item>
                  <text:p text:style-name="P16">Organising Committee</text:p>
                </text:list-item>
              </text:list>
            </text:list-item>
          </text:list>
        </text:list-item>
      </text:list>
      <text:list xml:id="list1756029179802393180" text:style-name="WWNum2">
        <text:list-item>
          <text:p text:style-name="P12"><text:span text:style-name="T1">Sergi Valverde (Universitat Pompeu Fabra) </text:span><text:span text:style-name="T3">e-mail: sergi.valverde@upf.edu</text:span></text:p>
        </text:list-item>
        <text:list-item>
          <text:p text:style-name="P12"><text:span text:style-name="T1">María Coto (Barcelona Supercomputing Center (BSC) &amp; Universi</text:span>tat de Barcelona<text:span text:style-name="T1">) </text:span><text:span text:style-name="T3">e-mail: maria.coto@bsc.es</text:span></text:p>
        </text:list-item>
        <text:list-item>
          <text:p text:style-name="P12"><text:span text:style-name="T1">Iza Romanowska (Barcelona Supercomputing Center (BSC)) </text:span><text:span text:style-name="T3">e-mail:</text:span><text:span text:style-name="T8"> i</text:span><text:span text:style-name="T3">za.romanowska@bsc.es</text:span></text:p>
        </text:list-item>
        <text:list-item>
          <text:p text:style-name="P12"><text:span text:style-name="T1">Simon Carrignon (</text:span>Barcelona Supercomputing Center (BSC) &amp; <text:span text:style-name="T1">Universitat Pompeu Fabra) </text:span><text:span text:style-name="T3">e-mail: </text:span><text:span text:style-name="T5">simon.carrignon@bsc.es</text:span>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2" style:font-family-asian="Arial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italic" style:text-underline-style="none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2" style:font-family-asian="Arial" style:font-family-generic-asian="system" style:font-pitch-asian="variable" style:font-size-asian="14pt" style:font-style-asian="normal" style:font-weight-asian="bold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italic" style:text-underline-style="none" fo:font-weight="bold" style:font-name-asian="Arial2" style:font-family-asian="Arial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0.5pt" fo:font-style="normal" style:text-underline-style="none" fo:font-weight="bold" style:font-name-asian="Arial2" style:font-family-asian="Arial" style:font-family-generic-asian="system" style:font-pitch-asian="variable" style:font-size-asian="10.5pt" style:font-style-asian="normal" style:font-weight-asian="bold" style:font-name-complex="Arial2" style:font-family-complex="Arial" style:font-family-generic-complex="system" style:font-pitch-complex="variable" style:font-size-complex="10.5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9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" style:num-suffix="‣" text:bullet-char="‣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3" style:num-suffix="⁃" text:bullet-char="⁃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5" style:num-suffix="‣" text:bullet-char="‣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6" style:num-suffix="⁃" text:bullet-char="⁃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8" style:num-suffix="‣" text:bullet-char="‣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9" style:num-suffix="⁃" text:bullet-char="⁃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1" style:num-suffix="‣" text:bullet-char="‣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12" style:num-suffix="⁃" text:bullet-char="⁃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14" style:num-suffix="‣" text:bullet-char="‣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15" style:num-suffix="⁃" text:bullet-char="⁃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17" style:num-suffix="‣" text:bullet-char="‣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18" style:num-suffix="⁃" text:bullet-char="⁃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0" style:num-suffix="‣" text:bullet-char="‣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21" style:num-suffix="⁃" text:bullet-char="⁃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23" style:num-suffix="‣" text:bullet-char="‣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24" style:num-suffix="⁃" text:bullet-char="⁃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26" style:num-suffix="‣" text:bullet-char="‣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27" style:num-suffix="⁃" text:bullet-char="⁃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1in" loext:contextual-spacing="false" fo:line-height="100%" fo:text-align="center" style:justify-single-word="false" fo:keep-together="auto" fo:orphans="0" fo:widows="0" fo:text-indent="0in" style:auto-text-indent="fals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2184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9in" fo:margin-left="0in" fo:margin-right="0in" fo:margin-top="0.8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2</text:page-number></text:span><text:span text:style-name="MT1"> 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8" meta:word-count="726" meta:character-count="4967" meta:non-whitespace-character-count="4306"/>
    <meta:generator>LibreOfficeDev/5.1.0.3$Linux_X86_64 LibreOffice_project/</meta:generator>
  </office:meta>
</office:document-meta>
</file>